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  <style:text-properties fo:font-size="30pt" style:font-size-asian="30pt" style:font-size-complex="30pt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30pt" style:font-size-asian="30pt" style:font-size-complex="30pt"/>
    </style:style>
    <style:style style:name="P3" style:family="paragraph">
      <style:text-properties fo:font-size="12pt"/>
    </style:style>
    <style:style style:name="T1" style:family="text">
      <style:text-properties fo:color="#ffffff" fo:font-size="30pt" fo:language="pl" fo:country="PL" style:font-size-asian="30pt" style:language-asian="pl" style:country-asian="PL" style:font-size-complex="30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4.612cm" svg:height="15.489cm" svg:x="0.988cm" svg:y="1.164cm">
          <text:list text:style-name="L1">
            <text:list-item>
              <text:p text:style-name="P1"><text:span text:style-name="T1">Ref.: Stwórz, o Boże, we mnie serce czyste</text:span></text:p>
              <text:p text:style-name="P1"><text:span text:style-name="T1">i odnów we mnie moc ducha. </text:span></text:p>
              <text:p text:style-name="P1"><text:span text:style-name="T1"/></text:p>
              <text:p text:style-name="P1"><text:span text:style-name="T1">1. Zmiłuj się nade mną, Boże, w łaskawości swojej.</text:span></text:p>
              <text:p text:style-name="P1"><text:span text:style-name="T1">W ogromie swej litości zgładź nieprawość moją.</text:span></text:p>
              <text:p text:style-name="P1"><text:span text:style-name="T1">Obmyj mnie zupełnie z mojej winy</text:span></text:p>
              <text:p text:style-name="P1"><text:span text:style-name="T1">I oczyść mnie z grzechu mojego.</text:span></text:p>
              <text:p text:style-name="P1"><text:span text:style-name="T1"/></text:p>
              <text:p text:style-name="P1"><text:span text:style-name="T1">2. Uznaję bowiem nieprawość swoją,</text:span></text:p>
              <text:p text:style-name="P1"><text:span text:style-name="T1">A grzech mój jest zawsze przede mną.</text:span></text:p>
              <text:p text:style-name="P1"><text:span text:style-name="T1">Przeciwko Tobie samemu zgrzeszyłem</text:span></text:p>
              <text:p text:style-name="P1"><text:span text:style-name="T1">I uczyniłem, co złe jest, przed Tobą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2" draw:layer="layout" svg:width="24.612cm" svg:height="18.027cm" svg:x="0.988cm" svg:y="0.564cm">
          <text:list text:style-name="L1">
            <text:list-header>
              <text:p text:style-name="P1"><text:span text:style-name="T1">3. Abyś okazał się sprawiedliwy w swym wyroku</text:span></text:p>
            </text:list-header>
            <text:list-item>
              <text:p text:style-name="P1"><text:span text:style-name="T1">I prawy w swoim sądzie.</text:span></text:p>
            </text:list-item>
            <text:list-item>
              <text:p text:style-name="P1"><text:span text:style-name="T1">Oto urodziłem się obciążony winą</text:span></text:p>
            </text:list-item>
            <text:list-item>
              <text:p text:style-name="P1"><text:span text:style-name="T1">I jako grzesznika poczęła mnie matka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4. A Ty masz upodobanie w ukrytej prawdzie,</text:span></text:p>
            </text:list-item>
            <text:list-item>
              <text:p text:style-name="P1"><text:span text:style-name="T1">Naucz mnie tajemnic mądrości.</text:span></text:p>
            </text:list-item>
            <text:list-item>
              <text:p text:style-name="P1"><text:span text:style-name="T1">Pokrop mnie hizopem, a stanę się czysty,</text:span></text:p>
            </text:list-item>
            <text:list-item>
              <text:p text:style-name="P1"><text:span text:style-name="T1">Obmyj mnie, a nad śnieg wybieleję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5. Spraw, abym usłyszał radość i wesele,</text:span></text:p>
            </text:list-item>
            <text:list-item>
              <text:p text:style-name="P1"><text:span text:style-name="T1">Niech się radują kości, które skruszyłeś.</text:span></text:p>
            </text:list-item>
            <text:list-item>
              <text:p text:style-name="P1"><text:span text:style-name="T1">Odwróć swe oblicze od moich grzechów</text:span></text:p>
            </text:list-item>
            <text:list-item>
              <text:p text:style-name="P1"><text:span text:style-name="T1">I zmaż wszystkie moje przewinienia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 presentation:use-date-time-name="dtd1">
        <draw:custom-shape draw:style-name="gr4" draw:text-style-name="P2" draw:layer="layout" svg:width="24.612cm" svg:height="19.296cm" svg:x="0.988cm" svg:y="-0.136cm">
          <text:list text:style-name="L1">
            <text:list-header>
              <text:p text:style-name="P1"><text:span text:style-name="T1">6. Stwórz, Boże, we mnie serce czyste</text:span></text:p>
            </text:list-header>
            <text:list-item>
              <text:p text:style-name="P1"><text:span text:style-name="T1">I odnów we mnie moc ducha.</text:span></text:p>
            </text:list-item>
            <text:list-item>
              <text:p text:style-name="P1"><text:span text:style-name="T1">Nie odrzucaj mnie od swego oblicza</text:span></text:p>
            </text:list-item>
            <text:list-item>
              <text:p text:style-name="P1"><text:span text:style-name="T1">I nie odbieraj mi świętego ducha swego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7. Przywróć mi radość z Twojego zbawienia</text:span></text:p>
            </text:list-item>
            <text:list-item>
              <text:p text:style-name="P1"><text:span text:style-name="T1">I wzmocnij mnie duchem ofiarnym.</text:span></text:p>
            </text:list-item>
            <text:list-item>
              <text:p text:style-name="P1"><text:span text:style-name="T1">Będę nieprawych nauczał dróg Twoich,</text:span></text:p>
            </text:list-item>
            <text:list-item>
              <text:p text:style-name="P1"><text:span text:style-name="T1">I wrócą do Ciebie grzesznicy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8. Uwolnij mnie, Boże, od kary za krew przelaną, Boże, mój Zbawco,</text:span></text:p>
            </text:list-item>
            <text:list-item>
              <text:p text:style-name="P1"><text:span text:style-name="T1">Niech sławi mój język Twoją sprawiedliwość.</text:span></text:p>
            </text:list-item>
            <text:list-item>
              <text:p text:style-name="P1"><text:span text:style-name="T1">Panie otwórz wargi moje,</text:span></text:p>
            </text:list-item>
            <text:list-item>
              <text:p text:style-name="P1"><text:span text:style-name="T1">A usta moje będą głosić Twoją chwałę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 presentation:use-date-time-name="dtd1">
        <draw:custom-shape draw:style-name="gr5" draw:text-style-name="P2" draw:layer="layout" svg:width="24.612cm" svg:height="12.951cm" svg:x="0.988cm" svg:y="2.064cm">
          <text:list text:style-name="L1">
            <text:list-header>
              <text:p text:style-name="P1"><text:span text:style-name="T1">9. Ofiarą bowiem Ty się nie radujesz,</text:span></text:p>
            </text:list-header>
            <text:list-item>
              <text:p text:style-name="P1"><text:span text:style-name="T1">A całopalenia choćbym dał, nie przyjmiesz.</text:span></text:p>
            </text:list-item>
            <text:list-item>
              <text:p text:style-name="P1"><text:span text:style-name="T1">Boże, moją ofiarą jest duch skruszony,</text:span></text:p>
            </text:list-item>
            <text:list-item>
              <text:p text:style-name="P1"><text:span text:style-name="T1">Pokornym i skruszonym sercem Ty, Boże, nie gardzisz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10. Chwała Ojcu i Synowi,</text:span></text:p>
            </text:list-item>
            <text:list-item>
              <text:p text:style-name="P1"><text:span text:style-name="T1">I Duchowi Świętemu.</text:span></text:p>
            </text:list-item>
            <text:list-item>
              <text:p text:style-name="P1"><text:span text:style-name="T1">Jak była na początku teraz i zawsze,</text:span></text:p>
            </text:list-item>
            <text:list-item>
              <text:p text:style-name="P1"><text:span text:style-name="T1">I na wieki wieków. Amen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20T17:13:32.63</dc:date>
    <meta:editing-cycles>47</meta:editing-cycles>
    <meta:editing-duration>PT6H11M18S</meta:editing-duration>
    <meta:generator>OpenOffice/4.1.1$Win32 OpenOffice.org_project/411m6$Build-9775</meta:generator>
    <meta:document-statistic meta:object-count="30"/>
  </office:meta>
</office:document-meta>
</file>